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2.641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amp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5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ce12"/>
        <table:table-column table:style-name="co7" table:number-columns-repeated="2" table:default-cell-style-name="ce12"/>
        <table:table-column table:style-name="co8" table:number-columns-repeated="2" table:default-cell-style-name="ce12"/>
        <table:table-column table:style-name="co9" table:number-columns-repeated="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8" table:number-columns-repeated="2" table:default-cell-style-name="ce12"/>
        <table:table-column table:style-name="co13" table:number-columns-repeated="2" table:default-cell-style-name="ce12"/>
        <table:table-column table:style-name="co14" table:default-cell-style-name="ce12"/>
        <table:table-column table:style-name="co13" table:default-cell-style-name="ce12"/>
        <table:table-column table:style-name="co8" table:number-columns-repeated="8" table:default-cell-style-name="ce12"/>
        <table:table-column table:style-name="co15" table:default-cell-style-name="ce12"/>
        <table:table-column table:style-name="co15" table:number-columns-repeated="993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office:value-type="string" calcext:value-type="string">
            <text:p>code</text:p>
          </table:table-cell>
          <table:table-cell table:style-name="ce15" office:value-type="string" calcext:value-type="string">
            <text:p>clé</text:p>
          </table:table-cell>
          <table:table-cell table:style-name="ce18" office:value-type="string" calcext:value-type="string">
            <text:p>code2</text:p>
          </table:table-cell>
          <table:table-cell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yménophore1</text:p>
          </table:table-cell>
          <table:table-cell table:style-name="ce1" office:value-type="string" calcext:value-type="string">
            <text:p>Hyménophore2</text:p>
          </table:table-cell>
          <table:table-cell table:style-name="ce1" office:value-type="string" calcext:value-type="string">
            <text:p>Chair.Type</text:p>
          </table:table-cell>
          <table:table-cell table:style-name="ce1" office:value-type="string" calcext:value-type="string">
            <text:p>Chapeau.Diametre</text:p>
          </table:table-cell>
          <table:table-cell table:style-name="ce1" office:value-type="string" calcext:value-type="string">
            <text:p>Chapeau.Forme</text:p>
          </table:table-cell>
          <table:table-cell table:style-name="ce1" office:value-type="string" calcext:value-type="string">
            <text:p>Chapeau.Surface</text:p>
          </table:table-cell>
          <table:table-cell table:style-name="ce1" office:value-type="string" calcext:value-type="string">
            <text:p>Chapeau.Couleur</text:p>
          </table:table-cell>
          <table:table-cell table:style-name="ce1" office:value-type="string" calcext:value-type="string">
            <text:p>Chapeau.Marge</text:p>
          </table:table-cell>
          <table:table-cell table:style-name="ce1" office:value-type="string" calcext:value-type="string">
            <text:p>Lames.Attache</text:p>
          </table:table-cell>
          <table:table-cell table:style-name="ce1" office:value-type="string" calcext:value-type="string">
            <text:p>Lames.Couleur</text:p>
          </table:table-cell>
          <table:table-cell table:style-name="ce1" office:value-type="string" calcext:value-type="string">
            <text:p>Lames.Espace</text:p>
          </table:table-cell>
          <table:table-cell table:style-name="ce1" office:value-type="string" calcext:value-type="string">
            <text:p>Pied.Hauteur</text:p>
          </table:table-cell>
          <table:table-cell table:style-name="ce1" office:value-type="string" calcext:value-type="string">
            <text:p>Pied.Largeur</text:p>
          </table:table-cell>
          <table:table-cell table:style-name="ce1" office:value-type="string" calcext:value-type="string">
            <text:p>Pied.Forme</text:p>
          </table:table-cell>
          <table:table-cell table:style-name="ce1" office:value-type="string" calcext:value-type="string">
            <text:p>Pied.Surface</text:p>
          </table:table-cell>
          <table:table-cell table:style-name="ce1" office:value-type="string" calcext:value-type="string">
            <text:p>Pied.Couleur</text:p>
          </table:table-cell>
          <table:table-cell table:number-columns-repeated="2" table:style-name="ce1" office:value-type="string" calcext:value-type="string">
            <text:p>Voile.Type</text:p>
          </table:table-cell>
          <table:table-cell table:style-name="ce1" office:value-type="string" calcext:value-type="string">
            <text:p>Anneau.Presence</text:p>
          </table:table-cell>
          <table:table-cell table:style-name="ce1" office:value-type="string" calcext:value-type="string">
            <text:p>Anneau.Type</text:p>
          </table:table-cell>
          <table:table-cell table:style-name="ce1" office:value-type="string" calcext:value-type="string">
            <text:p>Spore.Couleur</text:p>
          </table:table-cell>
          <table:table-cell table:style-name="ce1" office:value-type="string" calcext:value-type="string">
            <text:p>Habitat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Odeur</text:p>
          </table:table-cell>
          <table:table-cell table:style-name="ce1" office:value-type="string" calcext:value-type="string">
            <text:p>Chair.Couleur</text:p>
          </table:table-cell>
          <table:table-cell table:style-name="ce1"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float" office:value="919" calcext:value-type="float">
            <text:p>919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34" calcext:value-type="float">
            <text:p>734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5-20 [30]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sec, lisse, ruguleux</text:p>
          </table:table-cell>
          <table:table-cell office:value-type="string" calcext:value-type="string">
            <text:p>blanc, brun, [noir]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horizontal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trapu, [creux]</text:p>
          </table:table-cell>
          <table:table-cell office:value-type="string" calcext:value-type="string">
            <text:p>cabossé, pruineux</text:p>
          </table:table-cell>
          <table:table-cell office:value-type="string" calcext:value-type="string">
            <text:p>blanc, rose, gris, [noir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6-11</text:p>
          </table:table-cell>
          <table:table-cell table:number-columns-repeated="2"/>
          <table:table-cell office:value-type="string" calcext:value-type="string">
            <text:p>rougissante</text:p>
          </table:table-cell>
          <table:table-cell table:number-columns-repeated="993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6"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36" calcext:value-type="float">
            <text:p>736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7-15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sec, ridulé, rug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décurrentes, 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1,5-3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office:value-type="string" calcext:value-type="string">
            <text:p>5-10</text:p>
          </table:table-cell>
          <table:table-cell/>
          <table:table-cell office:value-type="string" calcext:value-type="string">
            <text:p>fruité, [poisson]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6"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36" calcext:value-type="float">
            <text:p>736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0</text:p>
          </table:table-cell>
          <table:table-cell table:number-columns-repeated="2"/>
          <table:table-cell office:value-type="string" calcext:value-type="string">
            <text:p>rougissante</text:p>
          </table:table-cell>
          <table:table-cell table:number-columns-repeated="993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6"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38" calcext:value-type="float">
            <text:p>738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2-20</text:p>
          </table:table-cell>
          <table:table-cell office:value-type="string" calcext:value-type="string">
            <text:p>globuleux,, [déprimé]</text:p>
          </table:table-cell>
          <table:table-cell office:value-type="string" calcext:value-type="string">
            <text:p>glutineux, [brillant]</text:p>
          </table:table-cell>
          <table:table-cell office:value-type="string" calcext:value-type="string">
            <text:p>ocre, fauve, brun</text:p>
          </table:table-cell>
          <table:table-cell office:value-type="string" calcext:value-type="string">
            <text:p>cannelée tuberculeus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crème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feuillus, charmes, bouleaux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âcre, duvet brûlé</text:p>
          </table:table-cell>
          <table:table-cell table:style-name="Default" office:value-type="string" calcext:value-type="string">
            <text:p>blanc, roux</text:p>
          </table:table-cell>
          <table:table-cell table:number-columns-repeated="993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"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1" calcext:value-type="float">
            <text:p>74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globuleux, [étalé], [déprimé]</text:p>
          </table:table-cell>
          <table:table-cell office:value-type="string" calcext:value-type="string">
            <text:p>viscidule, [lisse]</text:p>
          </table:table-cell>
          <table:table-cell office:value-type="string" calcext:value-type="string">
            <text:p>ocre, jaune</text:p>
          </table:table-cell>
          <table:table-cell office:value-type="string" calcext:value-type="string">
            <text:p>cannelée tuberculeus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9</text:p>
          </table:table-cell>
          <table:table-cell/>
          <table:table-cell office:value-type="string" calcext:value-type="string">
            <text:p>amande, corne brûlée</text:p>
          </table:table-cell>
          <table:table-cell office:value-type="string" calcext:value-type="string">
            <text:p>blanc, roux</text:p>
          </table:table-cell>
          <table:table-cell table:number-columns-repeated="993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6"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2" calcext:value-type="float">
            <text:p>742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cidule, [brillant], ridulé</text:p>
          </table:table-cell>
          <table:table-cell office:value-type="string" calcext:value-type="string">
            <text:p>beige, gris</text:p>
          </table:table-cell>
          <table:table-cell office:value-type="string" calcext:value-type="string">
            <text:p>cannelée tuberculeus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rème</text:p>
          </table:table-cell>
          <table:table-cell office:value-type="string" calcext:value-type="string">
            <text:p>forêt, chemin, clairière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topinambour</text:p>
          </table:table-cell>
          <table:table-cell office:value-type="string" calcext:value-type="string">
            <text:p>blanc, gris</text:p>
          </table:table-cell>
          <table:table-cell table:number-columns-repeated="993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"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2" calcext:value-type="float">
            <text:p>742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cidule, [brillant], ridulé</text:p>
          </table:table-cell>
          <table:table-cell office:value-type="string" calcext:value-type="string">
            <text:p>beige, gris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1,6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forêt, chemin, clairière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caoutchouc</text:p>
          </table:table-cell>
          <table:table-cell office:value-type="string" calcext:value-type="string">
            <text:p>blanc, gris</text:p>
          </table:table-cell>
          <table:table-cell table:number-columns-repeated="993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"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3" calcext:value-type="float">
            <text:p>743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globuleux, convexe, [déprimé]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pourpre, violet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(subdécurrentes)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1-3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5-1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6"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4" calcext:value-type="float">
            <text:p>744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Fourchu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6-10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993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"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5" calcext:value-type="float">
            <text:p>745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[déprimé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retroussé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office:value-type="string" calcext:value-type="string">
            <text:p>5-10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993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"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6" calcext:value-type="float">
            <text:p>746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0 [15]</text:p>
          </table:table-cell>
          <table:table-cell office:value-type="string" calcext:value-type="string">
            <text:p>hémisphérique, convexe, [déprimé]</text:p>
          </table:table-cell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,5-3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5-10</text:p>
          </table:table-cell>
          <table:table-cell table:number-columns-repeated="2"/>
          <table:table-cell office:value-type="string" calcext:value-type="string">
            <text:p>blanc, vert</text:p>
          </table:table-cell>
          <table:table-cell table:number-columns-repeated="993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"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8" calcext:value-type="float">
            <text:p>748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subglobuleux, [étalé], [déprimé]</text:p>
          </table:table-cell>
          <table:table-cell office:value-type="string" calcext:value-type="string">
            <text:p>pruineux, fissur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,5-3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fruité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8"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49" calcext:value-type="float">
            <text:p>749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<text:s/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mat, pruineux</text:p>
          </table:table-cell>
          <table:table-cell office:value-type="string" calcext:value-type="string">
            <text:p>rose, crèm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êtres, charmes, tilleul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6"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51" calcext:value-type="float">
            <text:p>75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jaune, [ocr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1-2 [4]</text:p>
          </table:table-cell>
          <table:table-cell office:value-type="string" calcext:value-type="string">
            <text:p>atténu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bouleaux, (conifères)</text:p>
          </table:table-cell>
          <table:table-cell office:value-type="string" calcext:value-type="string">
            <text:p>7-11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993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8"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table:style-name="ce13" office:value-type="string" calcext:value-type="string">
            <text:p>752?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atténu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6-11</text:p>
          </table:table-cell>
          <table:table-cell table:number-columns-repeated="2"/>
          <table:table-cell office:value-type="string" calcext:value-type="string">
            <text:p>violet</text:p>
          </table:table-cell>
          <table:table-cell table:number-columns-repeated="993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"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57" calcext:value-type="float">
            <text:p>757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iscidule, [brillant]</text:p>
          </table:table-cell>
          <table:table-cell office:value-type="string" calcext:value-type="string">
            <text:p>rouge, oran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libr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assez espac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bouleaux, conifères</text:p>
          </table:table-cell>
          <table:table-cell office:value-type="string" calcext:value-type="string">
            <text:p>6-11</text:p>
          </table:table-cell>
          <table:table-cell table:number-columns-repeated="2"/>
          <table:table-cell office:value-type="string" calcext:value-type="string">
            <text:p>blanc, crème, rose</text:p>
          </table:table-cell>
          <table:table-cell table:number-columns-repeated="993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8"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60" calcext:value-type="float">
            <text:p>760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cidule, [brillant]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grumeleux, rugueux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6-10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table:number-columns-repeated="993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8"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61" calcext:value-type="float">
            <text:p>76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onvexe, [étalé]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obtuse, [cannelé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[jaun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1,5-3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ruguleux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sphaignes, marécages, bouleaux</text:p>
          </table:table-cell>
          <table:table-cell office:value-type="string" calcext:value-type="string">
            <text:p>7-11</text:p>
          </table:table-cell>
          <table:table-cell table:number-columns-repeated="2"/>
          <table:table-cell office:value-type="string" calcext:value-type="string">
            <text:p>blanc, gris</text:p>
          </table:table-cell>
          <table:table-cell table:number-columns-repeated="993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"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table:style-name="ce13" office:value-type="string" calcext:value-type="string">
            <text:p>766?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droite, [cannelée], [pectinée]</text:p>
          </table:table-cell>
          <table:table-cell office:value-type="string" calcext:value-type="string">
            <text:p>adnées, sublibres</text:p>
          </table:table-cell>
          <table:table-cell office:value-type="string" calcext:value-type="string">
            <text:p>crème, [jaun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1-1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vinaigre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8"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67" calcext:value-type="float">
            <text:p>767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ique, [étalé]</text:p>
          </table:table-cell>
          <table:table-cell office:value-type="string" calcext:value-type="string">
            <text:p>viscidule, brillant</text:p>
          </table:table-cell>
          <table:table-cell office:value-type="string" calcext:value-type="string">
            <text:p>violet, pourpr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atténu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8"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69" calcext:value-type="float">
            <text:p>769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errées</text:p>
          </table:table-cell>
          <table:table-cell office:value-type="string" calcext:value-type="string">
            <text:p>blanc, [gris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, [ruguleux]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6-12</text:p>
          </table:table-cell>
          <table:table-cell table:number-columns-repeated="2"/>
          <table:table-cell office:value-type="string" calcext:value-type="string">
            <text:p>blanc, ocre</text:p>
          </table:table-cell>
          <table:table-cell table:number-columns-repeated="993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"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70" calcext:value-type="float">
            <text:p>770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viscidule, [lisse]</text:p>
          </table:table-cell>
          <table:table-cell office:value-type="string" calcext:value-type="string">
            <text:p>fauve, orange</text:p>
          </table:table-cell>
          <table:table-cell office:value-type="string" calcext:value-type="string">
            <text:p>unie, [cannelé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[crèm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compote de pomme</text:p>
          </table:table-cell>
          <table:table-cell office:value-type="string" calcext:value-type="string">
            <text:p>blanc, [ocre]</text:p>
          </table:table-cell>
          <table:table-cell table:number-columns-repeated="993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8"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71" calcext:value-type="float">
            <text:p>77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viscidule, chagrin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festonnée, cannelée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harmes</text:p>
          </table:table-cell>
          <table:table-cell office:value-type="string" calcext:value-type="string">
            <text:p>6-10</text:p>
          </table:table-cell>
          <table:table-cell table:number-columns-repeated="2"/>
          <table:table-cell office:value-type="string" calcext:value-type="string">
            <text:p>blanc jaunissant</text:p>
          </table:table-cell>
          <table:table-cell table:number-columns-repeated="993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"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73" calcext:value-type="float">
            <text:p>773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sec, brillant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, coco</text:p>
          </table:table-cell>
          <table:table-cell office:value-type="string" calcext:value-type="string">
            <text:p>blanc, [jaune]</text:p>
          </table:table-cell>
          <table:table-cell table:number-columns-repeated="993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8"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75" calcext:value-type="float">
            <text:p>775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iscidule, [brillant]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cannelé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, espac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[jaun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coco, géranium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"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76" calcext:value-type="float">
            <text:p>776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vexe, déprimé</text:p>
          </table:table-cell>
          <table:table-cell office:value-type="string" calcext:value-type="string">
            <text:p>viscidule, [brillant]</text:p>
          </table:table-cell>
          <table:table-cell office:value-type="string" calcext:value-type="string">
            <text:p>rouge, noir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, [ridulé]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6-12</text:p>
          </table:table-cell>
          <table:table-cell/>
          <table:table-cell office:value-type="string" calcext:value-type="string">
            <text:p>pomme</text:p>
          </table:table-cell>
          <table:table-cell office:value-type="string" calcext:value-type="string">
            <text:p>blanc grisonnant</text:p>
          </table:table-cell>
          <table:table-cell table:number-columns-repeated="993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8"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table:style-name="ce13" office:value-type="string" calcext:value-type="string">
            <text:p>776?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iscidule, [brillant]</text:p>
          </table:table-cell>
          <table:table-cell office:value-type="string" calcext:value-type="string">
            <text:p>rouge, noir</text:p>
          </table:table-cell>
          <table:table-cell office:value-type="string" calcext:value-type="string">
            <text:p>cannelé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, espac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[jaun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coco, géranium</text:p>
          </table:table-cell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8"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81" calcext:value-type="float">
            <text:p>78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harnu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gris, [ocr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rose, gri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bouleaux, (feuillus)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</text:p>
          </table:table-cell>
          <table:table-cell office:value-type="string" calcext:value-type="string">
            <text:p>blanc grisonnant, rose grisonnant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"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82" calcext:value-type="float">
            <text:p>78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hémisphérique, [déprimé]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obtuse, [striée], [cannelé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crème, [brun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2"/>
          <table:table-cell office:value-type="string" calcext:value-type="string">
            <text:p>blanc roussissant</text:p>
          </table:table-cell>
          <table:table-cell table:number-columns-repeated="993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8"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83" calcext:value-type="float">
            <text:p>783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convexe, déprimé</text:p>
          </table:table-cell>
          <table:table-cell office:value-type="string" calcext:value-type="string">
            <text:p>visqueux, [brillant], ridulé</text:p>
          </table:table-cell>
          <table:table-cell office:value-type="string" calcext:value-type="string">
            <text:p>pourpre, rouge</text:p>
          </table:table-cell>
          <table:table-cell office:value-type="string" calcext:value-type="string">
            <text:p>cannelée</text:p>
          </table:table-cell>
          <table:table-cell office:value-type="string" calcext:value-type="string">
            <text:p>adnées</text:p>
          </table:table-cell>
          <table:table-cell table:style-name="Default" office:value-type="string" calcext:value-type="string">
            <text:p>blanc, [crème]</text:p>
          </table:table-cell>
          <table:table-cell office:value-type="string" calcext:value-type="string">
            <text:p>peu serrées, (espacées)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épicéa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pomme</text:p>
          </table:table-cell>
          <table:table-cell office:value-type="string" calcext:value-type="string">
            <text:p>blanc, rouge</text:p>
          </table:table-cell>
          <table:table-cell table:number-columns-repeated="993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8"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85" calcext:value-type="float">
            <text:p>785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submamelonné, [étalé]</text:p>
          </table:table-cell>
          <table:table-cell office:value-type="string" calcext:value-type="string">
            <text:p>viscidule, [sec]</text:p>
          </table:table-cell>
          <table:table-cell office:value-type="string" calcext:value-type="string">
            <text:p>violet, (rouge)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atténué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lilas, violet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fruité</text:p>
          </table:table-cell>
          <table:table-cell office:value-type="string" calcext:value-type="string">
            <text:p>blanc, jaune, violet</text:p>
          </table:table-cell>
          <table:table-cell table:number-columns-repeated="993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8"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table:style-name="ce13" office:value-type="string" calcext:value-type="string">
            <text:p>772?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viscidule, lisse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obtuse, <text:s/>[cannelée]</text:p>
          </table:table-cell>
          <table:table-cell office:value-type="string" calcext:value-type="string">
            <text:p>adnées</text:p>
          </table:table-cell>
          <table:table-cell/>
          <table:table-cell office:value-type="string" calcext:value-type="string">
            <text:p>peu serrées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6-9</text:p>
          </table:table-cell>
          <table:table-cell/>
          <table:table-cell office:value-type="string" calcext:value-type="string">
            <text:p>coco</text:p>
          </table:table-cell>
          <table:table-cell office:value-type="string" calcext:value-type="string">
            <text:p>blanc, rose</text:p>
          </table:table-cell>
          <table:table-cell table:number-columns-repeated="993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8"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 table:style-name="ce13" office:value-type="string" calcext:value-type="string">
            <text:p>789?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vexe, [étalé], [déprimé]</text:p>
          </table:table-cell>
          <table:table-cell office:value-type="string" calcext:value-type="string">
            <text:p>cocardé</text:p>
          </table:table-cell>
          <table:table-cell office:value-type="string" calcext:value-type="string">
            <text:p>rouge, orange, violet, rose, gris</text:p>
          </table:table-cell>
          <table:table-cell office:value-type="string" calcext:value-type="string">
            <text:p>striée, cannelée</text:p>
          </table:table-cell>
          <table:table-cell office:value-type="string" calcext:value-type="string">
            <text:p>adnées, sublibr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feuillus, hêtres</text:p>
          </table:table-cell>
          <table:table-cell office:value-type="string" calcext:value-type="string">
            <text:p>6-12</text:p>
          </table:table-cell>
          <table:table-cell table:number-columns-repeated="2"/>
          <table:table-cell office:value-type="string" calcext:value-type="string">
            <text:p>blanc, gris</text:p>
          </table:table-cell>
          <table:table-cell table:number-columns-repeated="993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8"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 table:style-name="ce23" office:value-type="string" calcext:value-type="string">
            <text:p>x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8"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 table:style-name="ce23" office:value-type="string" calcext:value-type="string">
            <text:p>x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8"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 table:style-name="ce21" office:value-type="float" office:value="758" calcext:value-type="float">
            <text:p>758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pourpre, (brun)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libr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assez espac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irrégulier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forêt, bouleaux, (conifères)</text:p>
          </table:table-cell>
          <table:table-cell office:value-type="string" calcext:value-type="string">
            <text:p>7-11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993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8"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8"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8"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8"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8"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8"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4"/>
          <table:table-cell office:value-type="string" calcext:value-type="string">
            <text:p>cylindracé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8"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/>
          <table:table-cell office:value-type="string" calcext:value-type="string">
            <text:p>convexe, [étalé], [déprimé]</text:p>
          </table:table-cell>
          <table:table-cell table:number-columns-repeated="2"/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table:number-columns-repeated="1010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/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"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79" calcext:value-type="float">
            <text:p>479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hémisphérique, [étalé]</text:p>
          </table:table-cell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-2 [4]</text:p>
          </table:table-cell>
          <table:table-cell office:value-type="string" calcext:value-type="string">
            <text:p>cylindracé, clav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huile de cèdre</text:p>
          </table:table-cell>
          <table:table-cell table:number-columns-repeated="994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6"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1" calcext:value-type="float">
            <text:p>481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office:value-type="string" calcext:value-type="string">
            <text:p>rabattu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7-1,5</text:p>
          </table:table-cell>
          <table:table-cell office:value-type="string" calcext:value-type="string">
            <text:p>courb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"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3" calcext:value-type="float">
            <text:p>483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8"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4" calcext:value-type="float">
            <text:p>484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mamelonné, [convexe]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lilas, bleu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beige, [rouille]</text:p>
          </table:table-cell>
          <table:table-cell/>
          <table:table-cell office:value-type="string" calcext:value-type="string">
            <text:p>5-12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, blan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8"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5" calcext:value-type="float">
            <text:p>48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soyeux</text:p>
          </table:table-cell>
          <table:table-cell office:value-type="string" calcext:value-type="string">
            <text:p>ocre, gris, 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eu, violet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guirlandé</text:p>
          </table:table-cell>
          <table:table-cell office:value-type="string" calcext:value-type="string">
            <text:p>bleu, lilas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style-name="Default" office:value-type="string" calcext:value-type="string">
            <text:p>feuillus, conifè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6"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7" calcext:value-type="float">
            <text:p>487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ique, [convexe]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eu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, bouleaux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6"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8" calcext:value-type="float">
            <text:p>488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roug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0,3-0,7</text:p>
          </table:table-cell>
          <table:table-cell table:number-columns-repeated="2"/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2"/>
          <table:table-cell office:value-type="string" calcext:value-type="string">
            <text:p>huile de cèdre</text:p>
          </table:table-cell>
          <table:table-cell table:number-columns-repeated="994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6"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8" calcext:value-type="float">
            <text:p>488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conique, [mamelonné]</text:p>
          </table:table-cell>
          <table:table-cell office:value-type="string" calcext:value-type="string">
            <text:p>fibrilleux, soyeux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exu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jaune, [safran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0,2-0,6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mares, saule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"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table:style-name="ce13" office:value-type="float" office:value="489" calcext:value-type="float">
            <text:p>489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brilleux, feutré</text:p>
          </table:table-cell>
          <table:table-cell office:value-type="string" calcext:value-type="string">
            <text:p>brun, roug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, (feuillus)</text:p>
          </table:table-cell>
          <table:table-cell table:number-columns-repeated="2"/>
          <table:table-cell office:value-type="string" calcext:value-type="string">
            <text:p>iodée, radis</text:p>
          </table:table-cell>
          <table:table-cell table:number-columns-repeated="994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6"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89" calcext:value-type="float">
            <text:p>489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fibrilleux, squamuleux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orang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3-0,8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, feuillus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iodée, radis</text:p>
          </table:table-cell>
          <table:table-cell table:number-columns-repeated="994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6"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91" calcext:value-type="float">
            <text:p>491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globuleux, [convexe]</text:p>
          </table:table-cell>
          <table:table-cell office:value-type="string" calcext:value-type="string">
            <text:p>fibrilleux, pelucheux</text:p>
          </table:table-cell>
          <table:table-cell office:value-type="string" calcext:value-type="string">
            <text:p>brique, brun</text:p>
          </table:table-cell>
          <table:table-cell office:value-type="string" calcext:value-type="string">
            <text:p>rouge, voi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eig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guirlandé</text:p>
          </table:table-cell>
          <table:table-cell office:value-type="string" calcext:value-type="string">
            <text:p>orange, roug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bracel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6"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92" calcext:value-type="float">
            <text:p>492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méch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violetée, voi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,5</text:p>
          </table:table-cell>
          <table:table-cell office:value-type="string" calcext:value-type="string">
            <text:p>fusoïde</text:p>
          </table:table-cell>
          <table:table-cell office:value-type="string" calcext:value-type="string">
            <text:p>chiné</text:p>
          </table:table-cell>
          <table:table-cell office:value-type="string" calcext:value-type="string">
            <text:p>beige, brun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terreuse, fruitée, radis</text:p>
          </table:table-cell>
          <table:table-cell table:number-columns-repeated="994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6"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93" calcext:value-type="float">
            <text:p>493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conique, [étalé]</text:p>
          </table:table-cell>
          <table:table-cell office:value-type="string" calcext:value-type="string">
            <text:p>soyeux, glabre</text:p>
          </table:table-cell>
          <table:table-cell office:value-type="string" calcext:value-type="string">
            <text:p>brun, roux, jaune</text:p>
          </table:table-cell>
          <table:table-cell office:value-type="string" calcext:value-type="string">
            <text:p>fissil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cannelle, ocre, [rouille]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cre, jaune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terre moisie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"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95" calcext:value-type="float">
            <text:p>49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 table:number-columns-repeated="2"/>
          <table:table-cell office:value-type="string" calcext:value-type="string">
            <text:p>brun, beige</text:p>
          </table:table-cell>
          <table:table-cell office:value-type="string" calcext:value-type="string">
            <text:p>méchules blanches</text:p>
          </table:table-cell>
          <table:table-cell/>
          <table:table-cell office:value-type="string" calcext:value-type="string">
            <text:p>brun, violet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brilleux, chiné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géranium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6"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497" calcext:value-type="float">
            <text:p>497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acé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bracel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"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table:style-name="ce13" office:value-type="float" office:value="500" calcext:value-type="float">
            <text:p>500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uleux, [convexe]</text:p>
          </table:table-cell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brun, [rouille]</text:p>
          </table:table-cell>
          <table:table-cell office:value-type="string" calcext:value-type="string">
            <text:p>espac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2"/>
          <table:table-cell office:value-type="string" calcext:value-type="string">
            <text:p>encens, huile de cèdre</text:p>
          </table:table-cell>
          <table:table-cell table:number-columns-repeated="994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6"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501" calcext:value-type="float">
            <text:p>501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hênes, charmes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"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501" calcext:value-type="float">
            <text:p>501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lilas, ros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6"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table:style-name="ce13" office:value-type="float" office:value="502" calcext:value-type="float">
            <text:p>502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/>
          <table:table-cell office:value-type="string" calcext:value-type="string">
            <text:p>adnées, échancrées</text:p>
          </table:table-cell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"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503" calcext:value-type="float">
            <text:p>503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vexe, déprim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roux, beige, lilas</text:p>
          </table:table-cell>
          <table:table-cell/>
          <table:table-cell office:value-type="string" calcext:value-type="string">
            <text:p>adnées, échancrées</text:p>
          </table:table-cell>
          <table:table-cell office:value-type="string" calcext:value-type="string">
            <text:p>olive, (violet)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0,7-3,5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jaune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6"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503" calcext:value-type="float">
            <text:p>503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/>
          <table:table-cell office:value-type="string" calcext:value-type="string">
            <text:p>adnées, échancrées</text:p>
          </table:table-cell>
          <table:table-cell office:value-type="string" calcext:value-type="string">
            <text:p>jaun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0,7-3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"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505" calcext:value-type="float">
            <text:p>50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lilas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4-1</text:p>
          </table:table-cell>
          <table:table-cell office:value-type="string" calcext:value-type="string">
            <text:p>cylindracé, clav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ssez 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"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table:style-name="ce13" office:value-type="float" office:value="505" calcext:value-type="float">
            <text:p>50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iolet, bleu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violet, lilas, [rouille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acé, clav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lanc, lilas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ssez 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"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table:style-name="ce21" office:value-type="float" office:value="506" calcext:value-type="float">
            <text:p>506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violet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fusoïde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6"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table:style-name="ce13" office:value-type="float" office:value="507" calcext:value-type="float">
            <text:p>507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eige, blanc, [rouille]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8"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8"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6"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6"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8"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8"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8"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"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run, jaun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roug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fières, (feuillus)</text:p>
          </table:table-cell>
          <table:table-cell table:number-columns-repeated="2"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6"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"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85" calcext:value-type="float">
            <text:p>385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"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86" calcext:value-type="float">
            <text:p>386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, plat</text:p>
          </table:table-cell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lisse, fibrillo-pelucheux</text:p>
          </table:table-cell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"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87" calcext:value-type="float">
            <text:p>387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ongique, fruité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6"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88" calcext:value-type="float">
            <text:p>38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office:value-type="string" calcext:value-type="string">
            <text:p>5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"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90" calcext:value-type="float">
            <text:p>390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trapézoïdal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rhizoïdes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6"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91" calcext:value-type="float">
            <text:p>391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6"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92" calcext:value-type="float">
            <text:p>392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2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6"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92" calcext:value-type="float">
            <text:p>392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"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93" calcext:value-type="float">
            <text:p>393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6"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table:style-name="ce21" office:value-type="float" office:value="394" calcext:value-type="float">
            <text:p>394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troncon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6"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 table:style-name="ce23"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6"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2" calcext:value-type="float">
            <text:p>79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rugu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6-8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6"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2" calcext:value-type="float">
            <text:p>79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elouté, toment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6"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3" calcext:value-type="float">
            <text:p>793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20 [30]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fourchues 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6"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4" calcext:value-type="float">
            <text:p>794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bouleaux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"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table:style-name="ce13" office:value-type="float" office:value="794" calcext:value-type="float">
            <text:p>794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"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4" calcext:value-type="float">
            <text:p>794</text:p>
          </table:table-cell>
          <table:table-cell office:value-type="string" calcext:value-type="string">
            <text:p>Lactarius torm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pruineux, (scrobiculé)</text:p>
          </table:table-cell>
          <table:table-cell office:value-type="string" calcext:value-type="string">
            <text:p>blanc, [rose]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office:value-type="string" calcext:value-type="string">
            <text:p>6-12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6"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5" calcext:value-type="float">
            <text:p>795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convexe, [étal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ine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6"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7" calcext:value-type="float">
            <text:p>797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entonnoir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beige, gris, ocr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6-8,5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isetier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6"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9" calcext:value-type="float">
            <text:p>799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15 [20]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cylindracé, creux</text:p>
          </table:table-cell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bouleaux, marécag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"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table:style-name="ce21" office:value-type="float" office:value="799" calcext:value-type="float">
            <text:p>799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givré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ylindracé, creux</text:p>
          </table:table-cell>
          <table:table-cell office:value-type="string" calcext:value-type="string">
            <text:p>caboss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pin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"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00" calcext:value-type="float">
            <text:p>800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déprimé, (entonnoir)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6"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02" calcext:value-type="float">
            <text:p>80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acé, creux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, bouleaux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table:style-name="ce13" office:value-type="float" office:value="803" calcext:value-type="float">
            <text:p>80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lindracé, 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6"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05" calcext:value-type="float">
            <text:p>805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tronqué</text:p>
          </table:table-cell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6"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06" calcext:value-type="float">
            <text:p>80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aplani, 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, creux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(bois pourri)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Punaise, chicorée</text:p>
          </table:table-cell>
          <table:table-cell table:number-columns-repeated="99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6"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07" calcext:value-type="float">
            <text:p>807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décurrentes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ênes</text:p>
          </table:table-cell>
          <table:table-cell office:value-type="string" calcext:value-type="string">
            <text:p>7-12</text:p>
          </table:table-cell>
          <table:table-cell/>
          <table:table-cell office:value-type="string" calcext:value-type="string">
            <text:p>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"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08" calcext:value-type="float">
            <text:p>808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"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table:style-name="ce13" office:value-type="float" office:value="809" calcext:value-type="float">
            <text:p>809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, punaise</text:p>
          </table:table-cell>
          <table:table-cell table:number-columns-repeated="99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"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10" calcext:value-type="float">
            <text:p>810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rnières, ma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table:style-name="ce13" office:value-type="float" office:value="810" calcext:value-type="float">
            <text:p>810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6"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11" calcext:value-type="float">
            <text:p>811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3-0,8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6"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15" calcext:value-type="float">
            <text:p>815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subglobuleux, [déprimé]</text:p>
          </table:table-cell>
          <table:table-cell office:value-type="string" calcext:value-type="string">
            <text:p>viscidule, [micacé]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ylindracé</text:p>
          </table:table-cell>
          <table:table-cell/>
          <table:table-cell office:value-type="string" calcext:value-type="string">
            <text:p>blanc, [crème], [oran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chên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6"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17" calcext:value-type="float">
            <text:p>817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ylindracé</text:p>
          </table:table-cell>
          <table:table-cell office:value-type="string" calcext:value-type="string">
            <text:p>satiné, ridulé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e</text:p>
          </table:table-cell>
          <table:table-cell table:number-columns-repeated="99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"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21" calcext:value-type="float">
            <text:p>821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farci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"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table:style-name="ce21" office:value-type="float" office:value="825" calcext:value-type="float">
            <text:p>825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reusé</text:p>
          </table:table-cell>
          <table:table-cell office:value-type="string" calcext:value-type="string">
            <text:p>viscidule, zoné</text:p>
          </table:table-cell>
          <table:table-cell office:value-type="string" calcext:value-type="string">
            <text:p>ocre, rouge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trapu</text:p>
          </table:table-cell>
          <table:table-cell office:value-type="string" calcext:value-type="string">
            <text:p>scrobic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6"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arci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"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 office:value-type="string" calcext:value-type="string">
            <text:p>obtuse, [droite]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ci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9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9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2" calcext:value-type="float">
            <text:p>402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2" calcext:value-type="float">
            <text:p>402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ovoïde, [campanu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0,5-1,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3" calcext:value-type="float">
            <text:p>403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,5-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4" calcext:value-type="float">
            <text:p>404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-15</text:p>
          </table:table-cell>
          <table:table-cell office:value-type="string" calcext:value-type="string">
            <text:p>ovoïde convexe, étalé submamelonné</text:p>
          </table:table-cell>
          <table:table-cell table:style-name="Default" office:value-type="string" calcext:value-type="string">
            <text:p>strié</text:p>
          </table:table-cell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office:value-type="string" calcext:value-type="string">
            <text:p>4-12</text:p>
          </table:table-cell>
          <table:table-cell table:number-columns-repeated="996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6"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5" calcext:value-type="float">
            <text:p>40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stri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,5-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ilamenteu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6"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5" calcext:value-type="float">
            <text:p>40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20 [25]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1-4 [6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eluch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6"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table:style-name="ce23" office:value-type="float" office:value="406" calcext:value-type="float">
            <text:p>406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6"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6" calcext:value-type="float">
            <text:p>406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6"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7" calcext:value-type="float">
            <text:p>407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rave</text:p>
          </table:table-cell>
          <table:table-cell table:number-columns-repeated="99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6"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8" calcext:value-type="float">
            <text:p>408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"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09" calcext:value-type="float">
            <text:p>409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8-25</text:p>
          </table:table-cell>
          <table:table-cell office:value-type="string" calcext:value-type="string">
            <text:p>2,5-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sub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6"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2" calcext:value-type="float">
            <text:p>412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5-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2,5-5</text:p>
          </table:table-cell>
          <table:table-cell office:value-type="string" calcext:value-type="string">
            <text:p>bulbeux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6"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2" calcext:value-type="float">
            <text:p>412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acé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"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3" calcext:value-type="float">
            <text:p>413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acé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"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4" calcext:value-type="float">
            <text:p>414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6"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4" calcext:value-type="float">
            <text:p>41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ovoïde, [étalé 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ylindracé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6"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5" calcext:value-type="float">
            <text:p>41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"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table:style-name="ce21" office:value-type="float" office:value="415" calcext:value-type="float">
            <text:p>41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2"/>
          <table:table-cell office:value-type="string" calcext:value-type="string">
            <text:p>2-5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lisse, ruguleux, feutré</text:p>
          </table:table-cell>
          <table:table-cell office:value-type="string" calcext:value-type="string">
            <text:p>blanc, crème, ocre</text:p>
          </table:table-cell>
          <table:table-cell office:value-type="string" calcext:value-type="string">
            <text:p>non canne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0,4-0,7</text:p>
          </table:table-cell>
          <table:table-cell office:value-type="string" calcext:value-type="string">
            <text:p>élancé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hémisphérique, convexe</text:p>
          </table:table-cell>
          <table:table-cell office:value-type="string" calcext:value-type="string">
            <text:p>lisse, feutré</text:p>
          </table:table-cell>
          <table:table-cell office:value-type="string" calcext:value-type="string">
            <text:p>crème, jaune</text:p>
          </table:table-cell>
          <table:table-cell office:value-type="string" calcext:value-type="string">
            <text:p>enroulée, canne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pruineux, floconneux</text:p>
          </table:table-cell>
          <table:table-cell office:value-type="string" calcext:value-type="string">
            <text:p>blanc, 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conique</text:p>
          </table:table-cell>
          <table:table-cell office:value-type="string" calcext:value-type="string">
            <text:p>viscidule, sec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subbulbeux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terre</text:p>
          </table:table-cell>
          <table:table-cell table:number-columns-repeated="994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nique, [plan-convexe]</text:p>
          </table:table-cell>
          <table:table-cell office:value-type="string" calcext:value-type="string">
            <text:p>fibrilleux, vergeté</text:p>
          </table:table-cell>
          <table:table-cell office:value-type="string" calcext:value-type="string">
            <text:p>gris, noir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9-12</text:p>
          </table:table-cell>
          <table:table-cell table:number-columns-repeated="996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conique, [plan-convexe]</text:p>
          </table:table-cell>
          <table:table-cell office:value-type="string" calcext:value-type="string">
            <text:p>squamuleux, feutré</text:p>
          </table:table-cell>
          <table:table-cell office:value-type="string" calcext:value-type="string">
            <text:p>gris, beig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tailli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15 [20]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squameux</text:p>
          </table:table-cell>
          <table:table-cell office:value-type="string" calcext:value-type="string">
            <text:p>gris, brun</text:p>
          </table:table-cell>
          <table:table-cell office:value-type="string" calcext:value-type="string">
            <text:p>obt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bleu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7-1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renfl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onifères, feuillus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viscidule, [sec]</text:p>
          </table:table-cell>
          <table:table-cell office:value-type="string" calcext:value-type="string">
            <text:p>vert, gris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es, chênes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savon</text:p>
          </table:table-cell>
          <table:table-cell table:number-columns-repeated="994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ique, [mamelonné]</text:p>
          </table:table-cell>
          <table:table-cell office:value-type="string" calcext:value-type="string">
            <text:p>bossu, fibrilleux</text:p>
          </table:table-cell>
          <table:table-cell office:value-type="string" calcext:value-type="string">
            <text:p>jaune, vert</text:p>
          </table:table-cell>
          <table:table-cell office:value-type="string" calcext:value-type="string">
            <text:p>contractée, rabattu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lubrifié, [fibrilleux]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jaune, orange, 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trapu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 sableuses, conifères</text:p>
          </table:table-cell>
          <table:table-cell office:value-type="string" calcext:value-type="string">
            <text:p>9-12</text:p>
          </table:table-cell>
          <table:table-cell table:number-columns-repeated="996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hémisphérique, [plan-convexe]</text:p>
          </table:table-cell>
          <table:table-cell office:value-type="string" calcext:value-type="string">
            <text:p>sec, velouté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4-1</text:p>
          </table:table-cell>
          <table:table-cell office:value-type="string" calcext:value-type="string">
            <text:p>atténué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soufre</text:p>
          </table:table-cell>
          <table:table-cell table:number-columns-repeated="994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hémisphérique, [mamelonné]</text:p>
          </table:table-cell>
          <table:table-cell office:value-type="string" calcext:value-type="string">
            <text:p>laineux, [écailleux]</text:p>
          </table:table-cell>
          <table:table-cell office:value-type="string" calcext:value-type="string">
            <text:p>brun, orange</text:p>
          </table:table-cell>
          <table:table-cell office:value-type="string" calcext:value-type="string">
            <text:p>lain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crème, beige</text:p>
          </table:table-cell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atténué</text:p>
          </table:table-cell>
          <table:table-cell office:value-type="string" calcext:value-type="string">
            <text:p>fibrilleux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onifères</text:p>
          </table:table-cell>
          <table:table-cell office:value-type="string" calcext:value-type="string">
            <text:p>9-12</text:p>
          </table:table-cell>
          <table:table-cell table:number-columns-repeated="996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ique, [mamelonné]</text:p>
          </table:table-cell>
          <table:table-cell office:value-type="string" calcext:value-type="string">
            <text:p>viscidule, [sec]</text:p>
          </table:table-cell>
          <table:table-cell office:value-type="string" calcext:value-type="string">
            <text:p>brun, fauve</text:p>
          </table:table-cell>
          <table:table-cell office:value-type="string" calcext:value-type="string">
            <text:p>cannelée, costu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bouleaux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Tricholoma populin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/>
          <table:table-cell office:value-type="string" calcext:value-type="string">
            <text:p>convexe, [mamelonné]</text:p>
          </table:table-cell>
          <table:table-cell office:value-type="string" calcext:value-type="string">
            <text:p>viscidule, visqueux</text:p>
          </table:table-cell>
          <table:table-cell office:value-type="string" calcext:value-type="string">
            <text:p>brun, rose</text:p>
          </table:table-cell>
          <table:table-cell office:value-type="string" calcext:value-type="string">
            <text:p>canne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[roux]</text:p>
          </table:table-cell>
          <table:table-cell office:value-type="string" calcext:value-type="string">
            <text:p>assez espacées</text:p>
          </table:table-cell>
          <table:table-cell table:number-columns-repeated="2"/>
          <table:table-cell office:value-type="string" calcext:value-type="string">
            <text:p>trapu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peuplier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pastèque</text:p>
          </table:table-cell>
          <table:table-cell table:number-columns-repeated="994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4"/>
          <table:table-cell office:value-type="string" calcext:value-type="string">
            <text:p>4-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, plan</text:p>
          </table:table-cell>
          <table:table-cell office:value-type="string" calcext:value-type="string">
            <text:p>viscidule, visqueux</text:p>
          </table:table-cell>
          <table:table-cell office:value-type="string" calcext:value-type="string">
            <text:p>brun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crèm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0,5-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4"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échancrées</text:p>
          </table:table-cell>
          <table:table-cell table:number-columns-repeated="7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4"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7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table:style-name="ce1"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table:style-name="ce1"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table:style-name="ce1"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table:style-name="ce1"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/>
          <table:table-cell table:number-columns-repeated="2"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/>
          <table:table-cell table:style-name="ce1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9"/>
          <table:table-cell table:style-name="Default"/>
          <table:table-cell table:number-columns-repeated="1015"/>
        </table:table-row>
        <table:table-row table:style-name="ro1" table:number-rows-repeated="24">
          <table:table-cell table:number-columns-repeated="1025"/>
        </table:table-row>
        <table:table-row table:style-name="ro1">
          <table:table-cell table:number-columns-repeated="9"/>
          <table:table-cell table:style-name="Default"/>
          <table:table-cell table:number-columns-repeated="1015"/>
        </table:table-row>
        <table:table-row table:style-name="ro1" table:number-rows-repeated="104814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etadata" table:style-name="ta1">
        <office:forms form:automatic-focus="false" form:apply-design-mode="false"/>
        <table:table-column table:style-name="co15" table:number-columns-repeated="9" table:default-cell-style-name="Default"/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table table:name="Familles" table:style-name="ta1">
        <office:forms form:automatic-focus="false" form:apply-design-mode="false"/>
        <table:table-column table:style-name="co16" table:default-cell-style-name="ce30"/>
        <table:table-column table:style-name="co15" table:default-cell-style-name="ce2"/>
        <table:table-column table:style-name="co15" table:default-cell-style-name="ce1"/>
        <table:table-column table:style-name="co15" table:number-columns-repeated="988" table:default-cell-style-name="Default"/>
        <table:table-row table:style-name="ro1">
          <table:table-cell table:style-name="ce26" office:value-type="string" calcext:value-type="string">
            <text:p>Genre</text:p>
          </table:table-cell>
          <table:table-cell table:style-name="ce1" table:formula="of:=SUM([.B2:.B150])" office:value-type="float" office:value="400" calcext:value-type="float">
            <text:p>400</text:p>
          </table:table-cell>
          <table:table-cell table:formula="of:=COUNTA([$Champis.J2:$Champis.J1000])" office:value-type="float" office:value="132" calcext:value-type="float">
            <text:p>132</text:p>
          </table:table-cell>
          <table:table-cell table:style-name="ce1" table:number-columns-repeated="988"/>
        </table:table-row>
        <table:table-row table:style-name="ro1">
          <table:table-cell table:style-name="ce27" office:value-type="string" calcext:value-type="string">
            <text:p>Russu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 cours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Cortinari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 cours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Lactari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table:style-name="ce31" office:value-type="string" calcext:value-type="string">
            <text:p>faits</text:p>
          </table:table-cell>
          <table:table-cell table:style-name="ce2" table:formula="of:=[.C1]" office:value-type="float" office:value="132" calcext:value-type="float">
            <text:p>132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Amanit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style-name="ce31" office:value-type="string" calcext:value-type="string">
            <text:p>en cours</text:p>
          </table:table-cell>
          <table:table-cell table:style-name="ce2" table:formula="of:=SUM([.B2:.B6];[.B8])" office:value-type="float" office:value="150" calcext:value-type="float">
            <text:p>150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Tricholom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 cours</text:p>
          </table:table-cell>
          <table:table-cell table:style-name="ce31" office:value-type="string" calcext:value-type="string">
            <text:p>à faire</text:p>
          </table:table-cell>
          <table:table-cell table:style-name="ce2" table:formula="of:=SUM([.B2:.B11])" office:value-type="float" office:value="192" calcext:value-type="float">
            <text:p>192</text:p>
          </table:table-cell>
          <table:table-cell table:number-columns-repeated="986"/>
        </table:table-row>
        <table:table-row table:style-name="ro1">
          <table:table-cell table:style-name="ce29" office:value-type="string" calcext:value-type="string">
            <text:p>Inocyb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à faire</text:p>
          </table:table-cell>
          <table:table-cell table:style-name="ce31" office:value-type="string" calcext:value-type="string">
            <text:p>à faire ?</text:p>
          </table:table-cell>
          <table:table-cell table:style-name="ce2" table:formula="of:=SUM([.B2:.B29])" office:value-type="float" office:value="280" calcext:value-type="float">
            <text:p>280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Agaric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table:style-name="ce31" office:value-type="string" calcext:value-type="string">
            <text:p>total</text:p>
          </table:table-cell>
          <table:table-cell table:style-name="ce2" table:formula="of:=[.B1]" office:value-type="float" office:value="400" calcext:value-type="float">
            <text:p>400</text:p>
          </table:table-cell>
          <table:table-cell table:number-columns-repeated="986"/>
        </table:table-row>
        <table:table-row table:style-name="ro1">
          <table:table-cell table:style-name="ce29" office:value-type="string" calcext:value-type="string">
            <text:p>Myce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à faire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Entolom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à faire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Hygropho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à fair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ollyb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erocom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olet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litocy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belo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ygrocy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epi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holio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tropha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uill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opri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lv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eccin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epio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crolepio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asm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olypor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sathyr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à faire 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rmillaria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raterellus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ycoperdon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luteus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maria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grocybe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uriculari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lavulin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repidotu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uphophyllu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aedaleopsi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alerin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anoderm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eastrum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mphidiu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ymnopilu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yroporu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ypholom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accari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Otide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Oudemansiell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leurotu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osti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leroderma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ametes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leur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uriscalpi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locer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locybe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ntharel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halcipor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hondrostere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hroogomph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lavariadelph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lavulinopsi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litopi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ocybe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rucibul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yath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ystoderm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aedale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chinoderm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id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lammulin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ome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ifol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yrodon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eterobasidion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ohenbuehel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ydnell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ydn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ygrophoropsi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uehneromyce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aetipor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entinel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entin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enzite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eot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eucoagaric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yophyll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arasmiel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egacollyb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elanoleuc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eripi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rchella sp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à fair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anaeolus sp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à fair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axil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eziza sp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à fair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hal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hellin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hellodon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hleb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iptopor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seudobolet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ickenell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zite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arcodon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hizopor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utellin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parassi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ereum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robilomyce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apinell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helephor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emell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icholomopsi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ubari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ylopilus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olvariell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 table:number-rows-repeated="1048456">
          <table:table-cell table:number-columns-repeated="991"/>
        </table:table-row>
        <table:table-row table:style-name="ro1">
          <table:table-cell table:number-columns-repeated="991"/>
        </table:table-row>
      </table:table>
      <table:named-expressions/>
      <table:database-ranges>
        <table:database-range table:name="__Anonymous_Sheet_DB__0" table:target-range-address="Champis.A1:Champis.AF40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Familles.A1:Familles.B1048576">
          <table:sort>
            <table:sort-by table:field-number="1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7T21:29:13.544000000</meta:creation-date>
    <dc:date>2023-06-05T01:37:42.490000000</dc:date>
    <meta:editing-duration>P1DT15H51M45S</meta:editing-duration>
    <meta:editing-cycles>397</meta:editing-cycles>
    <meta:generator>LibreOffice/7.5.1.2$Windows_X86_64 LibreOffice_project/fcbaee479e84c6cd81291587d2ee68cba099e129</meta:generator>
    <meta:document-statistic meta:table-count="3" meta:cell-count="5369" meta:object-count="0"/>
  </office:meta>
</office:document-meta>
</file>